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354cm" fo:min-width="5.00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eeeeee" draw:fill-color="#3aa4ff" draw:textarea-horizontal-align="justify" draw:textarea-vertical-align="middle" draw:auto-grow-height="false" fo:min-height="2.5cm" fo:min-width="4.5cm"/>
      <style:paragraph-properties style:writing-mode="lr-tb"/>
    </style:style>
    <style:style style:name="gr3" style:family="graphic" style:parent-style-name="objectwithoutfill">
      <style:graphic-properties svg:stroke-color="#000000" draw:marker-end="Pontas_20_das_20_setas_20_1" draw:marker-end-width="0.3cm" draw:fill="none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5cm" fo:min-width="2.25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000000" draw:marker-end="Pontas_20_das_20_setas_20_3" draw:marker-end-width="0.3cm" draw:fill="none" draw:textarea-vertical-align="middle"/>
    </style:style>
    <style:style style:name="gr6" style:family="graphic" style:parent-style-name="standard">
      <style:graphic-properties svg:stroke-color="#eeeeee" draw:fill-color="#b2b2b2" draw:textarea-horizontal-align="justify" draw:textarea-vertical-align="middle" draw:auto-grow-height="false" fo:min-height="1cm" fo:min-width="2cm"/>
      <style:paragraph-properties style:writing-mode="lr-tb"/>
    </style:style>
    <style:style style:name="gr7" style:family="graphic" style:parent-style-name="objectwithoutfill">
      <style:graphic-properties svg:stroke-color="#000000" draw:marker-end="Pontas_20_das_20_setas_20_4" draw:marker-end-width="0.3cm" draw:fill="none" draw:textarea-vertical-align="middle"/>
    </style:style>
    <style:style style:name="gr8" style:family="graphic" style:parent-style-name="standard">
      <style:graphic-properties svg:stroke-color="#eeeeee" draw:fill-color="#e8a202" draw:textarea-horizontal-align="justify" draw:textarea-vertical-align="middle" draw:auto-grow-height="false" fo:min-height="2cm" fo:min-width="6.5cm"/>
      <style:paragraph-properties style:writing-mode="lr-tb"/>
    </style:style>
    <style:style style:name="gr9" style:family="graphic" style:parent-style-name="objectwithoutfill">
      <style:graphic-properties svg:stroke-color="#000000" draw:marker-end="Pontas_20_das_20_setas_20_5" draw:marker-end-width="0.3cm" draw:fill="none" draw:textarea-vertical-align="middle"/>
    </style:style>
    <style:style style:name="gr10" style:family="graphic" style:parent-style-name="standard">
      <style:graphic-properties svg:stroke-color="#eeeeee" draw:fill-color="#3aa4ff" draw:textarea-horizontal-align="justify" draw:textarea-vertical-align="middle" draw:auto-grow-height="false" fo:min-height="3cm" fo:min-width="5.65cm"/>
      <style:paragraph-properties style:writing-mode="lr-tb"/>
    </style:style>
    <style:style style:name="gr11" style:family="graphic" style:parent-style-name="objectwithoutfill">
      <style:graphic-properties svg:stroke-color="#000000" draw:marker-end="Pontas_20_das_20_setas_20_6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Pontas_20_das_20_setas_20_7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Pontas_20_das_20_setas_20_8" draw:marker-end-width="0.3cm" draw:fill="none" draw:textarea-vertical-align="middl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2cm" fo:min-width="1.756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color="#000000" draw:marker-end="Pontas_20_das_20_setas_20_9" draw:marker-end-width="0.3cm" draw:fill="none" draw:textarea-vertical-align="middle"/>
    </style:style>
    <style:style style:name="gr16" style:family="graphic" style:parent-style-name="standard">
      <style:graphic-properties svg:stroke-color="#eeeeee" draw:fill-color="#ff8000" draw:textarea-horizontal-align="justify" draw:textarea-vertical-align="middle" draw:auto-grow-height="false" fo:min-height="2cm" fo:min-width="6.5cm"/>
      <style:paragraph-properties style:writing-mode="lr-tb"/>
    </style:style>
    <style:style style:name="gr17" style:family="graphic" style:parent-style-name="objectwithoutfill">
      <style:graphic-properties svg:stroke-color="#000000" draw:marker-end="Pontas_20_das_20_setas_20_10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Pontas_20_das_20_setas_20_11" draw:marker-end-width="0.3cm" draw:fill="none" draw:textarea-vertical-align="middle"/>
    </style:style>
    <style:style style:name="gr19" style:family="graphic" style:parent-style-name="standard">
      <style:graphic-properties svg:stroke-width="0cm" svg:stroke-color="#eeeeee" draw:fill-color="#3aa4ff" draw:textarea-horizontal-align="justify" draw:textarea-vertical-align="middle" draw:auto-grow-height="false" fo:min-height="2.75cm" fo:min-width="4.25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16cm" fo:min-width="2.216cm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svg:stroke-color="#000000" draw:marker-end="Pontas_20_das_20_setas_20_13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Pontas_20_das_20_setas_20_15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Pontas_20_das_20_setas_20_16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Pontas_20_das_20_setas_20_27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Pontas_20_das_20_setas_20_28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Pontas_20_das_20_setas_20_2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3aa4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-color="#e8a202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3aa4ff"/>
      <style:paragraph-properties fo:text-align="center" style:writing-mode="lr-tb"/>
      <style:text-properties fo:color="#000000" loext:opacity="100%" loext:color-lum-mod="100%" loext:color-lum-off="0%"/>
    </style:style>
    <style:style style:name="P10" style:family="paragraph">
      <loext:graphic-properties draw:fill-color="#ff8000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3" xml:id="id1" draw:id="id1" draw:layer="layout" svg:width="5.5cm" svg:height="3.25cm" svg:x="1.3cm" svg:y="1.15cm">
          <text:p text:style-name="P1"><text:span text:style-name="T1">Condições Iniciais→</text:span></text:p>
          <text:p text:style-name="P2"><text:span text:style-name="T1">E=-2.99</text:span></text:p>
          <text:p text:style-name="P2"><text:span text:style-name="T1">...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4" xml:id="id2" draw:id="id2" draw:layer="layout" svg:width="5cm" svg:height="2.75cm" svg:x="8cm" svg:y="1.4cm">
          <text:p text:style-name="P1">Salva as C.I em um arquivo “Data.csv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type="line" svg:x1="6.8cm" svg:y1="2.775cm" svg:x2="8cm" svg:y2="2.775cm" draw:start-shape="id1" draw:start-glue-point="7" draw:end-shape="id2" draw:end-glue-point="5" svg:d="M6800 2775h1200" svg:viewBox="0 0 1201 1">
          <text:p/>
        </draw:connector>
        <draw:custom-shape draw:style-name="gr4" draw:text-style-name="P3" xml:id="id3" draw:id="id3" draw:layer="layout" svg:width="5.5cm" svg:height="4cm" svg:x="7.75cm" svg:y="4.95cm">
          <text:p text:style-name="P1"><text:span text:style-name="T1">Loop ( E&lt;2.99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10.5cm" svg:y1="4.15cm" svg:x2="10.5cm" svg:y2="4.95cm" draw:start-shape="id2" draw:start-glue-point="6" draw:end-shape="id3" draw:end-glue-point="4" svg:d="M10500 4150v800" svg:viewBox="0 0 1 801">
          <text:p/>
        </draw:connector>
        <draw:custom-shape draw:style-name="gr6" draw:text-style-name="P6" xml:id="id4" draw:id="id4" draw:layer="layout" svg:width="2.5cm" svg:height="1.25cm" svg:x="9.2cm" svg:y="9.45cm">
          <text:p text:style-name="P1">Si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10.5cm" svg:y1="8.95cm" svg:x2="10.45cm" svg:y2="9.45cm" draw:start-shape="id3" draw:start-glue-point="6" draw:end-shape="id4" draw:end-glue-point="4" svg:d="M10500 8950l-50 500" svg:viewBox="0 0 51 501">
          <text:p/>
        </draw:connector>
        <draw:custom-shape draw:style-name="gr8" draw:text-style-name="P7" xml:id="id6" draw:id="id6" draw:layer="layout" svg:width="7cm" svg:height="2.25cm" svg:x="3.65cm" svg:y="14.3cm">
          <text:p text:style-name="P1">Integra usando Numerov, até o x_d pela esquerda 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0.4cm" svg:y1="13.55cm" svg:x2="7.15cm" svg:y2="14.3cm" draw:start-shape="id5" draw:start-glue-point="2" draw:end-shape="id6" draw:end-glue-point="0" svg:d="M10400 13550l-3250 750" svg:viewBox="0 0 3251 751">
          <text:p/>
        </draw:connector>
        <draw:custom-shape draw:style-name="gr10" draw:text-style-name="P9" xml:id="id7" draw:id="id7" draw:layer="layout" svg:width="6.15cm" svg:height="3.25cm" svg:x="7.5cm" svg:y="17.35cm">
          <text:p text:style-name="P8"><text:span text:style-name="T2">Calcula a diferença entre as função de onda e da derivada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5" draw:layer="layout" draw:type="line" svg:x1="7.15cm" svg:y1="16.55cm" svg:x2="10.575cm" svg:y2="17.35cm" draw:start-shape="id6" draw:start-glue-point="2" draw:end-shape="id7" draw:end-glue-point="4" svg:d="M7150 16550l3425 800" svg:viewBox="0 0 3426 801">
          <text:p/>
        </draw:connector>
        <draw:connector draw:style-name="gr12" draw:text-style-name="P5" draw:layer="layout" draw:line-skew="-3.499cm" svg:x1="7.5cm" svg:y1="18.975cm" svg:x2="7.75cm" svg:y2="6.95cm" draw:start-shape="id7" draw:start-glue-point="5" draw:end-shape="id3" draw:end-glue-point="5" svg:d="M7500 18975h-4000v-12025h4250" svg:viewBox="0 0 4251 12026">
          <text:p/>
        </draw:connector>
        <draw:custom-shape draw:style-name="gr6" draw:text-style-name="P6" xml:id="id8" draw:id="id8" draw:layer="layout" svg:width="2.5cm" svg:height="1.25cm" svg:x="14cm" svg:y="6.35cm">
          <text:p text:style-name="P1">Nã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" svg:x1="13.25cm" svg:y1="6.95cm" svg:x2="14cm" svg:y2="6.975cm" draw:start-shape="id3" draw:start-glue-point="7" draw:end-shape="id8" draw:end-glue-point="5" svg:d="M13250 6950l750 25" svg:viewBox="0 0 751 26">
          <text:p/>
        </draw:connector>
        <draw:custom-shape draw:style-name="gr14" draw:text-style-name="P3" xml:id="id9" draw:id="id9" draw:layer="layout" svg:width="2.5cm" svg:height="1.25cm" svg:x="17.25cm" svg:y="6.4cm">
          <text:p text:style-name="P1">Fim!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5" draw:layer="layout" draw:type="line" svg:x1="16.5cm" svg:y1="6.975cm" svg:x2="17.25cm" svg:y2="7.025cm" draw:start-shape="id8" draw:start-glue-point="7" draw:end-shape="id9" draw:end-glue-point="5" svg:d="M16500 6975l750 50" svg:viewBox="0 0 751 51">
          <text:p/>
        </draw:connector>
        <draw:custom-shape draw:style-name="gr16" draw:text-style-name="P10" xml:id="id5" draw:id="id5" draw:layer="layout" svg:width="7cm" svg:height="2.25cm" svg:x="6.9cm" svg:y="11.3cm">
          <text:p text:style-name="P1">Encontra <text:s/>x_d </text:p>
          <text:p text:style-name="P1">(Ponto de retorno)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10.45cm" svg:y1="10.7cm" svg:x2="10.4cm" svg:y2="11.3cm" draw:start-shape="id4" draw:start-glue-point="6" draw:end-shape="id5" draw:end-glue-point="0" svg:d="M10450 10700l-50 600" svg:viewBox="0 0 51 601">
          <text:p/>
        </draw:connector>
        <draw:custom-shape draw:style-name="gr8" draw:text-style-name="P7" xml:id="id10" draw:id="id10" draw:layer="layout" svg:width="7cm" svg:height="2.25cm" svg:x="10.75cm" svg:y="14.2cm">
          <text:p text:style-name="P1">Integra usando Numerov, até o x_d</text:p>
          <text:p text:style-name="P1">Pela direita 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0.401cm" svg:y1="13.583cm" svg:x2="14.25cm" svg:y2="14.2cm" draw:end-shape="id10" draw:end-glue-point="0" svg:d="M10401 13583l3849 617" svg:viewBox="0 0 3850 618">
          <text:p/>
        </draw:connector>
        <draw:connector draw:style-name="gr18" draw:text-style-name="P5" draw:layer="layout" draw:type="line" svg:x1="14.25cm" svg:y1="16.45cm" svg:x2="10.575cm" svg:y2="17.35cm" draw:start-shape="id10" draw:start-glue-point="2" draw:end-shape="id7" draw:end-glue-point="4" svg:d="M14250 16450l-3675 900" svg:viewBox="0 0 3676 901">
          <text:p/>
        </draw:connector>
        <draw:custom-shape draw:style-name="gr19" draw:text-style-name="P9" xml:id="id13" draw:id="id13" draw:layer="layout" svg:width="4.75cm" svg:height="3cm" svg:x="1.1cm" svg:y="20.85cm">
          <text:p text:style-name="P8"><text:span text:style-name="T2">Energia encontrada Salva em “Data.csv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5.5cm" svg:height="4cm" svg:x="7.9cm" svg:y="23.2cm">
          <text:p text:style-name="P1"><text:span text:style-name="T1">Próxima de zero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xml:id="id12" draw:id="id12" draw:layer="layout" svg:width="2.5cm" svg:height="1.25cm" svg:x="2.25cm" svg:y="24.6cm">
          <text:p text:style-name="P1">Si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5" draw:layer="layout" draw:type="line" svg:x1="7.9cm" svg:y1="25.2cm" svg:x2="4.75cm" svg:y2="25.225cm" draw:start-shape="id11" draw:start-glue-point="5" draw:end-shape="id12" draw:end-glue-point="7" svg:d="M7900 25200l-3150 25" svg:viewBox="0 0 3151 26">
          <text:p/>
        </draw:connector>
        <draw:connector draw:style-name="gr22" draw:text-style-name="P5" draw:layer="layout" draw:type="line" svg:x1="10.575cm" svg:y1="20.6cm" svg:x2="10.65cm" svg:y2="23.2cm" draw:start-shape="id7" draw:start-glue-point="6" draw:end-shape="id11" draw:end-glue-point="4" svg:d="M10575 20600l75 2600" svg:viewBox="0 0 76 2601">
          <text:p/>
        </draw:connector>
        <draw:connector draw:style-name="gr23" draw:text-style-name="P5" draw:layer="layout" draw:type="line" svg:x1="3.5cm" svg:y1="24.6cm" svg:x2="3.475cm" svg:y2="23.85cm" draw:start-shape="id12" draw:start-glue-point="4" draw:end-shape="id13" draw:end-glue-point="6" svg:d="M3500 24600l-25-750" svg:viewBox="0 0 26 751">
          <text:p/>
        </draw:connector>
        <draw:connector draw:style-name="gr24" draw:text-style-name="P5" draw:layer="layout" svg:x1="3.475cm" svg:y1="20.85cm" svg:x2="7.75cm" svg:y2="6.95cm" draw:start-shape="id13" draw:start-glue-point="4" draw:end-shape="id3" draw:end-glue-point="5" svg:d="M3475 20850v-13900h4275" svg:viewBox="0 0 4276 13901">
          <text:p/>
        </draw:connector>
        <draw:connector draw:style-name="gr25" draw:text-style-name="P5" draw:layer="layout" draw:line-skew="-0.999cm" svg:x1="2.3cm" svg:y1="27.775cm" svg:x2="7.75cm" svg:y2="6.95cm" draw:start-shape="id14" draw:start-glue-point="5" draw:end-shape="id3" draw:end-glue-point="5" svg:d="M2300 27775h-1500v-20825h6950" svg:viewBox="0 0 6951 20826">
          <text:p/>
        </draw:connector>
        <draw:custom-shape draw:style-name="gr6" draw:text-style-name="P6" xml:id="id14" draw:id="id14" draw:layer="layout" svg:width="2.5cm" svg:height="1.25cm" svg:x="2.3cm" svg:y="27.15cm">
          <text:p text:style-name="P1">Nã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svg:x1="10.65cm" svg:y1="27.2cm" svg:x2="4.8cm" svg:y2="27.775cm" draw:start-shape="id11" draw:start-glue-point="6" draw:end-shape="id14" draw:end-glue-point="7" svg:d="M10650 27200v575h-5850" svg:viewBox="0 0 5851 5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2T15:14:44.218000000</meta:creation-date>
    <dc:date>2022-10-08T20:37:54.542000000</dc:date>
    <meta:editing-duration>PT36M19S</meta:editing-duration>
    <meta:editing-cycles>2</meta:editing-cycles>
    <meta:generator>LibreOffice/7.4.0.3$Windows_X86_64 LibreOffice_project/f85e47c08ddd19c015c0114a68350214f7066f5a</meta:generator>
    <meta:document-statistic meta:object-count="31"/>
  </office:meta>
</office:document-meta>
</file>